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Source.setSourceProperty(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lideSource.move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deSource.setSource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Source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lideSource.make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lid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OutputStream.clos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lideSource.setSourceRevision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can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lideSource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SlideSource( NamespaceAccessToken nat , String scheme , String scope , String path , String principal ,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de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removeSourceProperty( String namespac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lide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isColl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lideSourceOutputStream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SourceLo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lideSource.copy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deSourceOutputStream.ca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lideSource.getSourceRevisionBran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addSourceLocks( SourceLock source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initi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lideSource.getSource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SourceProperty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lideSourceOutputStream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isVersio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Par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lideSource.get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lid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cancel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lideSource.getLatestSource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Child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